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178c53" officeooo:paragraph-rsid="00178c53"/>
    </style:style>
    <style:style style:name="P3" style:family="paragraph" style:parent-style-name="Standard">
      <style:text-properties officeooo:rsid="00178c53" officeooo:paragraph-rsid="00178c53"/>
    </style:style>
    <style:style style:name="P4" style:family="paragraph" style:parent-style-name="Standard">
      <style:text-properties officeooo:rsid="00178c53" officeooo:paragraph-rsid="00184e26"/>
    </style:style>
    <style:style style:name="P5" style:family="paragraph" style:parent-style-name="Standard">
      <style:text-properties fo:font-weight="bold" officeooo:rsid="00178c53" officeooo:paragraph-rsid="00178c53" style:font-weight-asian="bold" style:font-weight-complex="bold"/>
    </style:style>
    <style:style style:name="P6" style:family="paragraph" style:parent-style-name="Standard">
      <style:text-properties fo:font-weight="bold" officeooo:rsid="00184e26" officeooo:paragraph-rsid="00184e26" style:font-weight-asian="bold" style:font-weight-complex="bold"/>
    </style:style>
    <style:style style:name="P7" style:family="paragraph" style:parent-style-name="Standard">
      <style:text-properties fo:font-weight="normal" officeooo:rsid="00178c53" officeooo:paragraph-rsid="00178c53" style:font-weight-asian="normal" style:font-weight-complex="normal"/>
    </style:style>
    <style:style style:name="P8" style:family="paragraph" style:parent-style-name="Standard">
      <style:text-properties fo:font-weight="normal" officeooo:rsid="00178c53" officeooo:paragraph-rsid="00184e26" style:font-weight-asian="normal" style:font-weight-complex="normal"/>
    </style:style>
    <style:style style:name="P9" style:family="paragraph" style:parent-style-name="Standard">
      <style:text-properties fo:font-weight="normal" officeooo:rsid="00184e26" officeooo:paragraph-rsid="00184e26" style:font-weight-asian="normal" style:font-weight-complex="normal"/>
    </style:style>
    <style:style style:name="P10" style:family="paragraph" style:parent-style-name="Standard">
      <style:text-properties officeooo:rsid="00184e26" officeooo:paragraph-rsid="00184e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4e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S TRANSACTIONS</text:p>
      <text:p text:style-name="P3"/>
      <text:p text:style-name="P2"><text:span text:style-name="Source_20_Text">START TRANSACTION;</text:span></text:p>
      <text:p text:style-name="Preformatted_20_Text"/>
      <text:p text:style-name="Preformatted_20_Text"><text:span text:style-name="Source_20_Text">SELECT nomfou FROM fournis WHERE numfou=120;</text:span></text:p>
      <text:p text:style-name="Preformatted_20_Text"/>
      <text:p text:style-name="Preformatted_20_Text"><text:span text:style-name="Source_20_Text">UPDATE fournis <text:s/>SET nomfou= 'GROSBRIGAND' WHERE numfou=120 </text:span></text:p>
      <text:p text:style-name="Preformatted_20_Text"/>
      <text:p text:style-name="P1"><text:span text:style-name="Source_20_Text">SELECT nomfou FROM fournis WHERE numfou=120 </text:span></text:p>
      <text:p text:style-name="P5">Que concluez-vous ?</text:p>
      <text:p text:style-name="P3"/>
      <text:p text:style-name="P7">La transaction ne peut pas s’effectuer et un message d’erreur s’affiche car les instruction ne sont pas fermer avec un point virgules. Et il n’y a pas de COMMIT ou de ROLLEBACK pour valider ou annuler la transaction.</text:p>
      <text:p text:style-name="P3"/>
      <text:p text:style-name="P3"/>
      <text:p text:style-name="P3"/>
      <text:p text:style-name="P3"><text:span text:style-name="T1">Les données sont-elles modifiables par d'autres utilisateurs (ouvrez une nouvelle fenêtre de requête pour interroger le fournisseur 120 par une instruction </text:span><text:span text:style-name="Source_20_Text"><text:span text:style-name="T1">SELECT</text:span></text:span><text:span text:style-name="T1">) ?</text:span></text:p>
      <text:p text:style-name="P3"/>
      <text:p text:style-name="P3">Oui à condition qu’il ai les droits</text:p>
      <text:p text:style-name="P3"/>
      <text:p text:style-name="P3">SELECT nomfou FROM fournis WHERE numfou=120;</text:p>
      <text:p text:style-name="P3"/>
      <text:p text:style-name="P5">La transaction est-elle terminée ?</text:p>
      <text:p text:style-name="P3"/>
      <text:p text:style-name="P3">Non elle n’est pas terminer car en interro<text:span text:style-name="T2">gant la base de donnée la modification n’est pas faites.</text:span></text:p>
      <text:p text:style-name="P3"/>
      <text:p text:style-name="P4">SELECT nomfou FROM fournis WHERE numfou=120;</text:p>
      <text:p text:style-name="P3"/>
      <text:p text:style-name="P5">Comment rendre la modification permanente ?</text:p>
      <text:p text:style-name="P3"/>
      <text:p text:style-name="P4">START TRANSACTION;</text:p>
      <text:p text:style-name="P4"/>
      <text:p text:style-name="P4">SELECT nomfou FROM fournis WHERE numfou=120;</text:p>
      <text:p text:style-name="P4"/>
      <text:p text:style-name="P4">UPDATE fournis <text:s/>SET nomfou= 'GROSBRIGAND' WHERE numfou=120;</text:p>
      <text:p text:style-name="P4"/>
      <text:p text:style-name="P4">SELECT nomfou FROM fournis WHERE numfou=120;</text:p>
      <text:p text:style-name="P4"/>
      <text:p text:style-name="P4">COMMIT;</text:p>
      <text:p text:style-name="P4"/>
      <text:p text:style-name="P10">avec ces instruction on valide la transaction donc elle est permanente</text:p>
      <text:p text:style-name="P10"/>
      <text:p text:style-name="P6">Comment annuler la transaction ?</text:p>
      <text:p text:style-name="P6"/>
      <text:p text:style-name="P9">Ces instruction permette d’annuler</text:p>
      <text:p text:style-name="P9"/>
      <text:p text:style-name="P4">START TRANSACTION;</text:p>
      <text:p text:style-name="P4"/>
      <text:p text:style-name="P4">SELECT nomfou FROM fournis WHERE numfou=120;</text:p>
      <text:p text:style-name="P4"/>
      <text:p text:style-name="P4"><text:soft-page-break/>UPDATE fournis <text:s/>SET nomfou= 'GROSBRI' WHERE numfou=120;</text:p>
      <text:p text:style-name="P4"/>
      <text:p text:style-name="P4">SELECT nomfou FROM fournis WHERE numfou=120;</text:p>
      <text:p text:style-name="P4"/>
      <text:p text:style-name="P8"><text:span text:style-name="Source_20_Text">ROLLBACK</text:span>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3:41:23.329523834</meta:creation-date>
    <meta:generator>LibreOffice/7.3.7.2$Linux_X86_64 LibreOffice_project/30$Build-2</meta:generator>
    <dc:date>2024-05-07T13:57:28.286615658</dc:date>
    <meta:editing-duration>PT5M32S</meta:editing-duration>
    <meta:editing-cycles>1</meta:editing-cycles>
    <meta:document-statistic meta:table-count="0" meta:image-count="0" meta:object-count="0" meta:page-count="2" meta:paragraph-count="27" meta:word-count="198" meta:character-count="1357" meta:non-whitespace-character-count="1181"/>
  </office:meta>
</office:document-meta>
</file>